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D000001425C37FEA57DEE10A8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ff4000" draw:fill-color="#000000" fo:min-height="2.533cm"/>
      <style:paragraph-properties style:writing-mode="lr-tb"/>
    </style:style>
    <style:style style:name="pr2" style:family="presentation" style:parent-style-name="Default-title">
      <style:graphic-properties fo:min-height="2.88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713cm" svg:height="2.63cm" svg:x="21.719cm" svg:y="17.944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6.858cm" svg:height="2.995cm" svg:x="0.762cm" svg:y="17.272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5.494cm" svg:height="2.533cm" svg:x="5.588cm" svg:y="3.048cm" presentation:class="title" presentation:user-transformed="true">
          <draw:text-box>
            <text:p text:style-name="P2"><text:span text:style-name="T1">Comunicaciones</text:span></text:p>
          </draw:text-box>
        </draw:frame>
        <draw:frame presentation:style-name="pr2" draw:text-style-name="P4" draw:layer="layout" svg:width="25.146cm" svg:height="2.883cm" svg:x="0.762cm" svg:y="0.673cm" presentation:class="title" presentation:user-transformed="true">
          <draw:text-box>
            <text:p text:style-name="P2"><text:span text:style-name="T2">MECATRÓNICA</text:span></text:p>
          </draw:text-box>
        </draw:frame>
        <draw:frame draw:style-name="gr2" draw:text-style-name="P2" draw:layer="layout" svg:width="17.274cm" svg:height="8.517cm" svg:x="4.824cm" svg:y="6.723cm">
          <draw:image xlink:href="Pictures/100000000000028D000001425C37FEA57DEE10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11-18T11:04:46.828872051</dc:date>
    <meta:editing-duration>P7DT21H37M30S</meta:editing-duration>
    <meta:editing-cycles>507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